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Myriad Pro" svg:font-family="'Myriad Pr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02cm" svg:stroke-color="#000000" draw:marker-start-width="0.1cm" draw:marker-end-width="0.14cm" draw:fill="none" draw:fill-color="#ffffff" fo:min-height="0.358cm"/>
    </style:style>
    <style:style style:name="gr2" style:family="graphic" style:parent-style-name="standard">
      <style:graphic-properties draw:stroke="dash" draw:stroke-dash="Fine_20_Dashed" svg:stroke-width="0.02cm" svg:stroke-color="#000000" draw:marker-start-width="0.1cm" draw:marker-end-width="0.14cm" draw:fill="none" draw:textarea-horizontal-align="justify" draw:textarea-vertical-align="middle" draw:auto-grow-height="false" fo:padding-top="0.135cm" fo:padding-bottom="0.135cm" fo:padding-left="0.26cm" fo:padding-right="0.26cm"/>
    </style:style>
    <style:style style:name="gr3" style:family="graphic" style:parent-style-name="standard">
      <style:graphic-properties draw:stroke="none" svg:stroke-width="0.02cm" svg:stroke-color="#000000" draw:marker-start-width="0.1cm" draw:marker-end-width="0.14cm" draw:fill="none" draw:fill-color="#ffffff" fo:min-height="0.21cm"/>
    </style:style>
    <style:style style:name="gr4" style:family="graphic" style:parent-style-name="standard">
      <style:graphic-properties svg:stroke-width="0.02cm" svg:stroke-color="#000000" draw:marker-start-width="0.1cm" draw:marker-end-width="0.14cm" draw:fill="none" draw:textarea-horizontal-align="justify" draw:textarea-vertical-align="middle" draw:auto-grow-height="false" fo:padding-top="0.135cm" fo:padding-bottom="0.135cm" fo:padding-left="0.26cm" fo:padding-right="0.26cm"/>
    </style:style>
    <style:style style:name="gr5" style:family="graphic" style:parent-style-name="standard">
      <style:graphic-properties svg:stroke-width="0.02cm" svg:stroke-color="#000000" draw:marker-start-width="0.26cm" draw:marker-end-width="0.26cm" draw:fill-color="#ffffff" draw:textarea-horizontal-align="justify" draw:textarea-vertical-align="middle" draw:auto-grow-height="false" fo:padding-top="0.135cm" fo:padding-bottom="0.135cm" fo:padding-left="0.26cm" fo:padding-right="0.26cm"/>
    </style:style>
    <style:style style:name="gr6" style:family="graphic" style:parent-style-name="standard">
      <style:graphic-properties draw:stroke="none" svg:stroke-width="0.02cm" svg:stroke-color="#000000" draw:marker-start-width="0.1cm" draw:marker-end-width="0.14cm" draw:fill="none" draw:fill-color="#ffffff" fo:min-height="2.45cm"/>
    </style:style>
    <style:style style:name="gr7" style:family="graphic" style:parent-style-name="objectwithoutfill">
      <style:graphic-properties svg:stroke-width="0.02cm" draw:marker-start="Circle" draw:marker-start-width="0.1cm" draw:marker-end="Arrow" draw:marker-end-width="0.14cm" draw:fill="none" draw:textarea-vertical-align="middle" fo:padding-top="0.135cm" fo:padding-bottom="0.135cm" fo:padding-left="0.26cm" fo:padding-right="0.26cm"/>
    </style:style>
    <style:style style:name="gr8" style:family="graphic" style:parent-style-name="objectwithoutfill">
      <style:graphic-properties svg:stroke-width="0.02cm" draw:marker-start-width="0.1cm" draw:marker-end="Arrow" draw:marker-end-width="0.14cm" draw:fill="none" draw:textarea-vertical-align="middle" fo:padding-top="0.135cm" fo:padding-bottom="0.135cm" fo:padding-left="0.26cm" fo:padding-right="0.26cm"/>
    </style:style>
    <style:style style:name="gr9" style:family="graphic" style:parent-style-name="standard">
      <style:graphic-properties draw:stroke="none" svg:stroke-width="0.02cm" svg:stroke-color="#000000" draw:marker-start-width="0.1cm" draw:marker-end-width="0.14cm" draw:fill="none" draw:fill-color="#ffffff" draw:textarea-horizontal-align="left" draw:auto-grow-height="true" draw:auto-grow-width="true" fo:min-height="0.16cm" fo:min-width="0.035cm"/>
    </style:style>
    <style:style style:name="gr10" style:family="graphic" style:parent-style-name="standard">
      <style:graphic-properties draw:stroke="none" svg:stroke-width="0.02cm" svg:stroke-color="#000000" draw:marker-start-width="0.1cm" draw:marker-end-width="0.14cm" draw:fill="none" draw:fill-color="#ffffff" draw:textarea-horizontal-align="left" draw:auto-grow-height="true" draw:auto-grow-width="true" fo:min-height="0.16cm" fo:min-width="0.091cm"/>
    </style:style>
    <style:style style:name="gr11" style:family="graphic" style:parent-style-name="objectwithoutfill">
      <style:graphic-properties svg:stroke-width="0.02cm" draw:marker-start-width="0.1cm" draw:marker-end="Arrow" draw:marker-end-width="0.14cm" draw:fill="none" draw:textarea-vertical-align="middle" fo:padding-top="0.135cm" fo:padding-bottom="0.135cm" fo:padding-left="0.26cm" fo:padding-right="0.26cm" draw:start-line-spacing-horizontal="0.3cm" draw:start-line-spacing-vertical="0.1cm" draw:end-line-spacing-horizontal="0.1cm" draw:end-line-spacing-vertical="0.3cm"/>
    </style:style>
    <style:style style:name="gr12" style:family="graphic" style:parent-style-name="objectwithoutfill">
      <style:graphic-properties svg:stroke-width="0.02cm" draw:marker-start-width="0.1cm" draw:marker-end="Arrow" draw:marker-end-width="0.14cm" draw:fill="none" draw:textarea-vertical-align="middle" fo:padding-top="0.135cm" fo:padding-bottom="0.135cm" fo:padding-left="0.26cm" fo:padding-right="0.26cm" draw:start-line-spacing-horizontal="0.1cm" draw:start-line-spacing-vertical="0.1cm" draw:end-line-spacing-horizontal="0.1cm" draw:end-line-spacing-vertical="0.1cm"/>
    </style:style>
    <style:style style:name="gr13" style:family="graphic" style:parent-style-name="standard">
      <style:graphic-properties draw:stroke="none" svg:stroke-width="0.02cm" svg:stroke-color="#000000" draw:marker-start-width="0.1cm" draw:marker-end-width="0.14cm" draw:fill="none" draw:fill-color="#ffffff" draw:textarea-horizontal-align="left" draw:auto-grow-height="true" draw:auto-grow-width="false" fo:min-height="0.159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Myriad Pro" fo:font-size="12pt" style:font-size-asian="12pt" style:font-size-complex="12pt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style:font-name="Myriad Pro" fo:font-size="8pt" style:font-size-asian="8pt" style:font-size-complex="8pt"/>
    </style:style>
    <style:style style:name="P5" style:family="paragraph">
      <style:paragraph-properties fo:text-align="center"/>
      <style:text-properties style:font-name="Myriad Pro" fo:font-size="6pt" style:font-size-asian="6pt" style:font-size-complex="6pt"/>
    </style:style>
    <style:style style:name="P6" style:family="paragraph">
      <style:paragraph-properties fo:text-align="center"/>
      <style:text-properties fo:font-weight="normal" style:font-weight-asian="normal" style:font-weight-complex="normal"/>
    </style:style>
    <style:style style:name="P7" style:family="paragraph">
      <style:paragraph-properties fo:text-align="start"/>
      <style:text-properties style:font-name="Myriad Pro" fo:font-size="6pt" style:font-size-asian="6pt" style:font-size-complex="6pt"/>
    </style:style>
    <style:style style:name="P8" style:family="paragraph">
      <style:paragraph-properties fo:text-align="center"/>
      <style:text-properties style:font-name="Myriad Pro" fo:font-size="10pt" style:font-size-asian="10pt" style:font-size-complex="10pt"/>
    </style:style>
    <style:style style:name="P9" style:family="paragraph">
      <style:text-properties style:font-name="Myriad Pro" fo:font-size="6pt" style:font-size-asian="6pt" style:font-size-complex="6pt"/>
    </style:style>
    <style:style style:name="T1" style:family="text">
      <style:text-properties style:font-name="Myriad Pro" fo:font-size="12pt" style:font-size-asian="12pt" style:font-size-complex="12pt"/>
    </style:style>
    <style:style style:name="T2" style:family="text">
      <style:text-properties style:font-name="Myriad Pro" fo:font-size="8pt" style:font-size-asian="8pt" style:font-size-complex="8pt"/>
    </style:style>
    <style:style style:name="T3" style:family="text">
      <style:text-properties style:font-name="Myriad Pro" fo:font-size="6pt" style:font-size-asian="6pt" style:font-size-complex="6pt"/>
    </style:style>
    <style:style style:name="T4" style:family="text">
      <style:text-properties style:font-name="Myriad Pro" fo:font-size="6pt" fo:font-style="italic" style:font-size-asian="6pt" style:font-style-asian="italic" style:font-size-complex="6pt" style:font-style-complex="italic"/>
    </style:style>
    <style:style style:name="T5" style:family="text">
      <style:text-properties style:font-name="Myriad Pro" fo:font-size="6pt" fo:font-weight="bold" style:font-size-asian="6pt" style:font-weight-asian="bold" style:font-size-complex="6pt" style:font-weight-complex="bold"/>
    </style:style>
    <style:style style:name="T6" style:family="text">
      <style:text-properties style:font-name="Myriad Pro" fo:font-size="6pt" fo:font-style="normal" style:font-size-asian="6pt" style:font-style-asian="normal" style:font-size-complex="6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20.324cm" svg:height="0.767cm" svg:x="0.313cm" svg:y="0.593cm">
          <draw:text-box>
            <text:p text:style-name="P1"><text:span text:style-name="T1">Obligee Action Wizard</text:span></text:p>
          </draw:text-box>
        </draw:frame>
        <draw:custom-shape draw:style-name="gr2" draw:text-style-name="P1" draw:layer="layout" svg:width="2.7cm" svg:height="6.3cm" svg:x="17.661cm" svg:y="22.7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4" draw:layer="layout" svg:width="2.8cm" svg:height="0.581cm" svg:x="17.561cm" svg:y="22.798cm">
          <draw:text-box>
            <text:p text:style-name="P3"><text:span text:style-name="T2">Legend:</text:span></text:p>
          </draw:text-box>
        </draw:frame>
        <draw:custom-shape draw:style-name="gr4" draw:text-style-name="P5" draw:layer="layout" svg:width="2.039cm" svg:height="0.899cm" svg:x="17.941cm" svg:y="23.466cm">
          <text:p text:style-name="P1"><text:span text:style-name="T3">Programic</text:span><text:span text:style-name="T3"><text:line-break/></text:span><text:span text:style-name="T3">decisio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2.04cm" svg:height="0.66cm" svg:x="17.961cm" svg:y="24.605cm">
          <text:p text:style-name="P1"><text:span text:style-name="T3">User decision</text:span><text:span text:style-name="T3"><text:line-break/></text:span><text:span text:style-name="T4">User inpu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draw:layer="layout" svg:width="2.04cm" svg:height="0.4cm" svg:x="17.961cm" svg:y="25.565cm">
          <text:p text:style-name="P1"><text:span text:style-name="T3">Result</text:span></text:p>
          <draw:enhanced-geometry svg:viewBox="0 0 21600 21600" draw:mirror-horizontal="false" draw:mirror-vertical="false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frame draw:style-name="gr6" draw:text-style-name="P7" draw:layer="layout" svg:width="3cm" svg:height="2.7cm" svg:x="17.561cm" svg:y="26.365cm">
          <draw:text-box>
            <text:p text:style-name="P3"><text:span text:style-name="T3">DD - Delivered Date</text:span></text:p>
            <text:p text:style-name="P3"><text:span text:style-name="T3">LD - Legal Date</text:span></text:p>
            <text:p text:style-name="P3"><text:span text:style-name="T3">AT - Attachmets</text:span></text:p>
            <text:p text:style-name="P3"><text:span text:style-name="T3">FN - File Number</text:span></text:p>
            <text:p text:style-name="P3"><text:span text:style-name="T3">L - Level</text:span></text:p>
            <text:p text:style-name="P3"><text:span text:style-name="T3">R - Reasons</text:span></text:p>
            <text:p text:style-name="P3"><text:span text:style-name="T3">AO - Advanced Obligees</text:span></text:p>
            <text:p text:style-name="P3"><text:span text:style-name="T3">EX - Extension</text:span></text:p>
            <text:p text:style-name="P3"><text:span text:style-name="T3">PA DD - Previous Action DD</text:span></text:p>
          </draw:text-box>
        </draw:frame>
        <draw:custom-shape draw:style-name="gr4" draw:text-style-name="P5" xml:id="id1" draw:id="id1" draw:layer="layout" svg:width="2cm" svg:height="0.8cm" svg:x="5.313cm" svg:y="2.593cm">
          <text:p text:style-name="P1"><text:span text:style-name="T3">Has singe branch?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8" draw:layer="layout" draw:type="line" svg:x1="6.312cm" svg:y1="2.093cm" svg:x2="6.312cm" svg:y2="2.593cm" svg:d="M6312 2093v500" svg:viewBox="0 0 1 501">
          <text:p/>
        </draw:connector>
        <draw:custom-shape draw:style-name="gr4" draw:text-style-name="P5" xml:id="id2" draw:id="id2" draw:layer="layout" svg:width="2cm" svg:height="0.4cm" svg:x="8.313cm" svg:y="2.793cm">
          <draw:glue-point draw:id="4" svg:x="-5.05cm" svg:y="5cm"/>
          <draw:glue-point draw:id="5" svg:x="-5.05cm" svg:y="-5cm"/>
          <text:p text:style-name="P1"><text:span text:style-name="T3">Select branc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8" draw:text-style-name="P8" draw:layer="layout" draw:type="line" svg:x1="7.313cm" svg:y1="2.993cm" svg:x2="8.313cm" svg:y2="2.993cm" draw:start-shape="id1" draw:start-glue-point="10" draw:end-shape="id2" draw:end-glue-point="3" svg:d="M7313 2993h1000" svg:viewBox="0 0 1001 1">
          <text:p/>
        </draw:connector>
        <draw:frame draw:style-name="gr9" draw:text-style-name="P9" draw:layer="layout" svg:width="0.739cm" svg:height="0.505cm" svg:x="7.113cm" svg:y="2.588cm">
          <draw:text-box>
            <text:p><text:span text:style-name="T3">no</text:span></text:p>
          </draw:text-box>
        </draw:frame>
        <draw:custom-shape draw:style-name="gr4" draw:text-style-name="P5" xml:id="id3" draw:id="id3" draw:layer="layout" svg:width="2cm" svg:height="0.8cm" svg:x="5.313cm" svg:y="3.993cm">
          <text:p text:style-name="P1"><text:span text:style-name="T3">Is by email?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8" draw:layer="layout" draw:type="line" svg:x1="6.313cm" svg:y1="3.393cm" svg:x2="6.313cm" svg:y2="3.993cm" draw:start-shape="id1" draw:start-glue-point="8" draw:end-shape="id3" svg:d="M6313 3393v600" svg:viewBox="0 0 1 601">
          <text:p/>
        </draw:connector>
        <draw:frame draw:style-name="gr10" draw:text-style-name="P9" draw:layer="layout" svg:width="0.79cm" svg:height="0.505cm" svg:x="6.123cm" svg:y="3.293cm">
          <draw:text-box>
            <text:p><text:span text:style-name="T3">yes</text:span></text:p>
          </draw:text-box>
        </draw:frame>
        <draw:connector draw:style-name="gr8" draw:text-style-name="P8" draw:layer="layout" draw:type="line" svg:x1="9.313cm" svg:y1="3.193cm" svg:x2="7.02cm" svg:y2="4.11cm" draw:start-shape="id2" draw:start-glue-point="2" draw:end-shape="id3" draw:end-glue-point="11" svg:d="M9313 3193l-2293 917" svg:viewBox="0 0 2294 918">
          <text:p/>
        </draw:connector>
        <draw:custom-shape draw:style-name="gr4" draw:text-style-name="P5" xml:id="id4" draw:id="id4" draw:layer="layout" svg:width="2cm" svg:height="0.6cm" svg:x="8.313cm" svg:y="4.093cm">
          <draw:glue-point draw:id="4" svg:x="-5.05cm" svg:y="5cm"/>
          <draw:glue-point draw:id="5" svg:x="-5.05cm" svg:y="-5cm"/>
          <text:p text:style-name="P1"><text:span text:style-name="T3">Input basics</text:span><text:span text:style-name="T3"><text:line-break/></text:span><text:span text:style-name="T4">DD, A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8" draw:text-style-name="P8" draw:layer="layout" draw:type="line" svg:x1="7.313cm" svg:y1="4.393cm" svg:x2="8.313cm" svg:y2="4.393cm" draw:start-shape="id3" draw:start-glue-point="10" draw:end-shape="id4" draw:end-glue-point="3" svg:d="M7313 4393h1000" svg:viewBox="0 0 1001 1">
          <text:p/>
        </draw:connector>
        <draw:frame draw:style-name="gr9" draw:text-style-name="P9" draw:layer="layout" svg:width="0.739cm" svg:height="0.505cm" svg:x="7.114cm" svg:y="3.989cm">
          <draw:text-box>
            <text:p><text:span text:style-name="T3">no</text:span></text:p>
          </draw:text-box>
        </draw:frame>
        <draw:custom-shape draw:style-name="gr4" draw:text-style-name="P5" xml:id="id5" draw:id="id5" draw:layer="layout" svg:width="2cm" svg:height="0.8cm" svg:x="5.313cm" svg:y="5.393cm">
          <text:p text:style-name="P1"><text:span text:style-name="T3">Can add</text:span><text:span text:style-name="T3"><text:line-break/></text:span><text:span text:style-name="T3">Clarif. Request?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8" draw:layer="layout" draw:type="line" svg:x1="6.313cm" svg:y1="4.793cm" svg:x2="6.313cm" svg:y2="5.393cm" draw:start-shape="id3" draw:start-glue-point="8" draw:end-shape="id5" draw:end-glue-point="4" svg:d="M6313 4793v600" svg:viewBox="0 0 1 601">
          <text:p/>
        </draw:connector>
        <draw:frame draw:style-name="gr10" draw:text-style-name="P9" draw:layer="layout" svg:width="0.79cm" svg:height="0.505cm" svg:x="6.123cm" svg:y="4.694cm">
          <draw:text-box>
            <text:p><text:span text:style-name="T3">yes</text:span></text:p>
          </draw:text-box>
        </draw:frame>
        <draw:connector draw:style-name="gr8" draw:text-style-name="P8" draw:layer="layout" draw:type="line" svg:x1="9.313cm" svg:y1="4.693cm" svg:x2="7.02cm" svg:y2="5.51cm" draw:start-shape="id4" draw:start-glue-point="2" draw:end-shape="id5" draw:end-glue-point="11" svg:d="M9313 4693l-2293 817" svg:viewBox="0 0 2294 818">
          <text:p/>
        </draw:connector>
        <draw:custom-shape draw:style-name="gr4" draw:text-style-name="P5" xml:id="id6" draw:id="id6" draw:layer="layout" svg:width="2cm" svg:height="0.4cm" svg:x="8.313cm" svg:y="5.593cm">
          <draw:glue-point draw:id="4" svg:x="-5.05cm" svg:y="5cm"/>
          <draw:glue-point draw:id="5" svg:x="-5.05cm" svg:y="-5cm"/>
          <text:p text:style-name="P1"><text:span text:style-name="T3">Is it question?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8" draw:text-style-name="P8" draw:layer="layout" draw:type="line" svg:x1="7.313cm" svg:y1="5.793cm" svg:x2="8.313cm" svg:y2="5.793cm" draw:start-shape="id5" draw:start-glue-point="10" draw:end-shape="id6" draw:end-glue-point="3" svg:d="M7313 5793h1000" svg:viewBox="0 0 1001 1">
          <text:p/>
        </draw:connector>
        <draw:frame draw:style-name="gr10" draw:text-style-name="P9" draw:layer="layout" svg:width="0.79cm" svg:height="0.505cm" svg:x="7.113cm" svg:y="5.393cm">
          <draw:text-box>
            <text:p><text:span text:style-name="T3">yes</text:span></text:p>
          </draw:text-box>
        </draw:frame>
        <draw:custom-shape draw:style-name="gr4" draw:text-style-name="P5" xml:id="id7" draw:id="id7" draw:layer="layout" svg:width="2cm" svg:height="0.8cm" svg:x="5.313cm" svg:y="6.793cm">
          <text:p text:style-name="P1"><text:span text:style-name="T3">Can add</text:span><text:span text:style-name="T3"><text:line-break/></text:span><text:span text:style-name="T3">Confirmation?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8" draw:layer="layout" draw:type="line" svg:x1="6.313cm" svg:y1="6.193cm" svg:x2="6.313cm" svg:y2="6.793cm" draw:start-shape="id5" draw:start-glue-point="8" draw:end-shape="id7" draw:end-glue-point="4" svg:d="M6313 6193v600" svg:viewBox="0 0 1 601">
          <text:p/>
        </draw:connector>
        <draw:frame draw:style-name="gr9" draw:text-style-name="P9" draw:layer="layout" svg:width="0.739cm" svg:height="0.505cm" svg:x="6.113cm" svg:y="6.088cm">
          <draw:text-box>
            <text:p><text:span text:style-name="T3">no</text:span></text:p>
          </draw:text-box>
        </draw:frame>
        <draw:connector draw:style-name="gr8" draw:text-style-name="P8" draw:layer="layout" draw:type="line" svg:x1="9.313cm" svg:y1="5.993cm" svg:x2="7.02cm" svg:y2="6.91cm" draw:start-shape="id6" draw:start-glue-point="2" draw:end-shape="id7" draw:end-glue-point="11" svg:d="M9313 5993l-2293 917" svg:viewBox="0 0 2294 918">
          <text:p/>
        </draw:connector>
        <draw:frame draw:style-name="gr9" draw:text-style-name="P9" draw:layer="layout" svg:width="0.739cm" svg:height="0.505cm" svg:x="8.974cm" svg:y="5.888cm">
          <draw:text-box>
            <text:p><text:span text:style-name="T3">no</text:span></text:p>
          </draw:text-box>
        </draw:frame>
        <draw:custom-shape draw:style-name="gr5" draw:text-style-name="P1" xml:id="id8" draw:id="id8" draw:layer="layout" svg:width="2cm" svg:height="0.4cm" svg:x="11.313cm" svg:y="5.593cm">
          <text:p text:style-name="P1"><text:span text:style-name="T5">Clarif. Request</text:span></text:p>
          <draw:enhanced-geometry svg:viewBox="0 0 21600 21600" draw:mirror-horizontal="false" draw:mirror-vertical="false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onnector draw:style-name="gr8" draw:text-style-name="P8" draw:layer="layout" draw:type="line" svg:x1="10.313cm" svg:y1="5.793cm" svg:x2="11.313cm" svg:y2="5.793cm" draw:start-shape="id6" draw:start-glue-point="1" draw:end-shape="id8" draw:end-glue-point="5" svg:d="M10313 5793h1000" svg:viewBox="0 0 1001 1">
          <text:p/>
        </draw:connector>
        <draw:frame draw:style-name="gr10" draw:text-style-name="P9" draw:layer="layout" svg:width="0.79cm" svg:height="0.505cm" svg:x="10.113cm" svg:y="5.393cm">
          <draw:text-box>
            <text:p><text:span text:style-name="T3">yes</text:span></text:p>
          </draw:text-box>
        </draw:frame>
        <draw:custom-shape draw:style-name="gr4" draw:text-style-name="P5" xml:id="id10" draw:id="id10" draw:layer="layout" svg:width="2cm" svg:height="0.6cm" svg:x="13.413cm" svg:y="24.793cm">
          <text:p text:style-name="P1"><text:span text:style-name="T3">Categorized</text:span><text:span text:style-name="T3"><text:line-break/></text:span><text:span text:style-name="T4">LD, FN, PA D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8" draw:text-style-name="P8" xml:id="id14" draw:id="id14" draw:layer="layout" svg:x1="13.313cm" svg:y1="24.192cm" svg:x2="14.413cm" svg:y2="24.793cm" draw:start-shape="id9" draw:start-glue-point="7" draw:end-shape="id10" draw:end-glue-point="0" svg:d="M13313 24192h1100v601" svg:viewBox="0 0 1101 602">
          <text:p/>
        </draw:connector>
        <draw:custom-shape draw:style-name="gr4" draw:text-style-name="P5" xml:id="id11" draw:id="id11" draw:layer="layout" svg:width="2cm" svg:height="0.4cm" svg:x="8.313cm" svg:y="6.993cm">
          <draw:glue-point draw:id="4" svg:x="-5.05cm" svg:y="5cm"/>
          <draw:glue-point draw:id="5" svg:x="-5.05cm" svg:y="-5cm"/>
          <text:p text:style-name="P1"><text:span text:style-name="T3">Is it confirmation?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8" draw:text-style-name="P8" draw:layer="layout" draw:type="line" svg:x1="7.313cm" svg:y1="7.193cm" svg:x2="8.313cm" svg:y2="7.193cm" draw:start-shape="id7" draw:start-glue-point="10" draw:end-shape="id11" draw:end-glue-point="3" svg:d="M7313 7193h1000" svg:viewBox="0 0 1001 1">
          <text:p/>
        </draw:connector>
        <draw:frame draw:style-name="gr10" draw:text-style-name="P9" draw:layer="layout" svg:width="0.79cm" svg:height="0.505cm" svg:x="7.123cm" svg:y="6.788cm">
          <draw:text-box>
            <text:p><text:span text:style-name="T3">yes</text:span></text:p>
          </draw:text-box>
        </draw:frame>
        <draw:custom-shape draw:style-name="gr5" draw:text-style-name="P1" xml:id="id12" draw:id="id12" draw:layer="layout" svg:width="2cm" svg:height="0.4cm" svg:x="11.313cm" svg:y="6.993cm">
          <text:p text:style-name="P1"><text:span text:style-name="T5">Comfirmation</text:span></text:p>
          <draw:enhanced-geometry svg:viewBox="0 0 21600 21600" draw:mirror-horizontal="false" draw:mirror-vertical="false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onnector draw:style-name="gr8" draw:text-style-name="P8" draw:layer="layout" draw:type="line" svg:x1="10.313cm" svg:y1="7.193cm" svg:x2="11.313cm" svg:y2="7.193cm" draw:start-shape="id11" draw:start-glue-point="1" draw:end-shape="id12" draw:end-glue-point="5" svg:d="M10313 7193h1000" svg:viewBox="0 0 1001 1">
          <text:p/>
        </draw:connector>
        <draw:frame draw:style-name="gr10" draw:text-style-name="P9" draw:layer="layout" svg:width="0.79cm" svg:height="0.505cm" svg:x="10.123cm" svg:y="6.788cm">
          <draw:text-box>
            <text:p><text:span text:style-name="T3">yes</text:span></text:p>
          </draw:text-box>
        </draw:frame>
        <draw:connector draw:style-name="gr8" draw:text-style-name="P8" xml:id="id22" draw:id="id22" draw:layer="layout" svg:x1="13.315cm" svg:y1="22.394cm" svg:x2="14.413cm" svg:y2="24.192cm" draw:start-shape="id13" draw:start-glue-point="7" draw:end-shape="id14" draw:end-glue-point="0" svg:d="M13315 22394h1098v1798" svg:viewBox="0 0 1099 1799">
          <text:p/>
        </draw:connector>
        <draw:custom-shape draw:style-name="gr4" draw:text-style-name="P5" xml:id="id15" draw:id="id15" draw:layer="layout" svg:width="2cm" svg:height="0.8cm" svg:x="5.313cm" svg:y="8.193cm">
          <text:p text:style-name="P1"><text:span text:style-name="T3">Can add</text:span><text:span text:style-name="T3"><text:line-break/></text:span><text:span text:style-name="T3">Decision?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8" draw:layer="layout" draw:type="line" svg:x1="6.313cm" svg:y1="7.593cm" svg:x2="6.313cm" svg:y2="8.193cm" draw:start-shape="id7" draw:start-glue-point="8" draw:end-shape="id15" draw:end-glue-point="4" svg:d="M6313 7593v600" svg:viewBox="0 0 1 601">
          <text:p/>
        </draw:connector>
        <draw:connector draw:style-name="gr8" draw:text-style-name="P8" draw:layer="layout" draw:type="line" svg:x1="9.313cm" svg:y1="7.393cm" svg:x2="7.02cm" svg:y2="8.31cm" draw:start-shape="id11" draw:start-glue-point="2" draw:end-shape="id15" draw:end-glue-point="11" svg:d="M9313 7393l-2293 917" svg:viewBox="0 0 2294 918">
          <text:p/>
        </draw:connector>
        <draw:frame draw:style-name="gr9" draw:text-style-name="P9" draw:layer="layout" svg:width="0.739cm" svg:height="0.505cm" svg:x="9.013cm" svg:y="7.288cm">
          <draw:text-box>
            <text:p><text:span text:style-name="T3">no</text:span></text:p>
          </draw:text-box>
        </draw:frame>
        <draw:frame draw:style-name="gr9" draw:text-style-name="P9" draw:layer="layout" svg:width="0.739cm" svg:height="0.505cm" svg:x="6.113cm" svg:y="7.488cm">
          <draw:text-box>
            <text:p><text:span text:style-name="T3">no</text:span></text:p>
          </draw:text-box>
        </draw:frame>
        <draw:custom-shape draw:style-name="gr4" draw:text-style-name="P5" xml:id="id16" draw:id="id16" draw:layer="layout" svg:width="2cm" svg:height="0.8cm" svg:x="5.313cm" svg:y="17.593cm">
          <text:p text:style-name="P1"><text:span text:style-name="T3">Can add</text:span><text:span text:style-name="T3"><text:line-break/></text:span><text:span text:style-name="T3">Appeal Decision?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8" draw:layer="layout" draw:line-skew="-0.49cm" svg:x1="5.313cm" svg:y1="8.593cm" svg:x2="5.313cm" svg:y2="17.993cm" draw:start-shape="id15" draw:start-glue-point="6" draw:end-shape="id16" svg:d="M5313 8593h-1001v9400h1001" svg:viewBox="0 0 1002 9401">
          <text:p/>
        </draw:connector>
        <draw:frame draw:style-name="gr9" draw:text-style-name="P9" draw:layer="layout" svg:width="0.739cm" svg:height="0.505cm" svg:x="4.813cm" svg:y="8.493cm">
          <draw:text-box>
            <text:p><text:span text:style-name="T3">no</text:span></text:p>
          </draw:text-box>
        </draw:frame>
        <draw:custom-shape draw:style-name="gr4" draw:text-style-name="P5" xml:id="id17" draw:id="id17" draw:layer="layout" svg:width="2cm" svg:height="0.4cm" svg:x="5.313cm" svg:y="9.593cm">
          <draw:glue-point draw:id="4" svg:x="-5.05cm" svg:y="5cm"/>
          <draw:glue-point draw:id="5" svg:x="-5.05cm" svg:y="-5cm"/>
          <text:p text:style-name="P1"><text:span text:style-name="T3">Is on topic?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8" draw:text-style-name="P8" draw:layer="layout" draw:type="line" svg:x1="6.313cm" svg:y1="8.993cm" svg:x2="6.313cm" svg:y2="9.593cm" draw:start-shape="id15" draw:start-glue-point="8" draw:end-shape="id17" draw:end-glue-point="0" svg:d="M6313 8993v600" svg:viewBox="0 0 1 601">
          <text:p/>
        </draw:connector>
        <draw:frame draw:style-name="gr10" draw:text-style-name="P9" draw:layer="layout" svg:width="0.79cm" svg:height="0.505cm" svg:x="6.123cm" svg:y="8.893cm">
          <draw:text-box>
            <text:p><text:span text:style-name="T3">yes</text:span></text:p>
          </draw:text-box>
        </draw:frame>
        <draw:custom-shape draw:style-name="gr4" draw:text-style-name="P5" xml:id="id35" draw:id="id35" draw:layer="layout" svg:width="2cm" svg:height="0.8cm" svg:x="8.313cm" svg:y="18.793cm">
          <draw:glue-point draw:id="4" svg:x="5cm" svg:y="2.5cm"/>
          <draw:glue-point draw:id="5" svg:x="5cm" svg:y="-2.5cm"/>
          <text:p text:style-name="P1"><text:span text:style-name="T3">Not categorized</text:span><text:span text:style-name="T3"><text:line-break/></text:span><text:span text:style-name="T4">Help ticket </text:span><text:span text:style-name="T4"><text:line-break/></text:span><text:span text:style-name="T6">if wish hel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" draw:text-style-name="P8" draw:layer="layout" draw:line-skew="-0.29cm 3.2cm" svg:x1="5.313cm" svg:y1="9.793cm" svg:x2="9.313cm" svg:y2="17.993cm" draw:start-shape="id17" draw:start-glue-point="3" draw:end-shape="id18" draw:end-glue-point="0" svg:d="M5313 9793h-600v7300h4600v900" svg:viewBox="0 0 4601 8201">
          <text:p/>
        </draw:connector>
        <draw:custom-shape draw:style-name="gr4" draw:text-style-name="P5" xml:id="id19" draw:id="id19" draw:layer="layout" svg:width="2cm" svg:height="0.6cm" svg:x="5.313cm" svg:y="10.593cm">
          <draw:glue-point draw:id="4" svg:x="-5.05cm" svg:y="5cm"/>
          <draw:glue-point draw:id="5" svg:x="-5.05cm" svg:y="-5cm"/>
          <text:p text:style-name="P1"><text:span text:style-name="T3">Contains info?</text:span><text:span text:style-name="T3"><text:line-break/></text:span><text:span text:style-name="T4">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8" draw:text-style-name="P8" draw:layer="layout" draw:type="line" svg:x1="6.313cm" svg:y1="9.993cm" svg:x2="6.313cm" svg:y2="10.593cm" draw:start-shape="id17" draw:start-glue-point="2" draw:end-shape="id19" draw:end-glue-point="0" svg:d="M6313 9993v600" svg:viewBox="0 0 1 601">
          <text:p/>
        </draw:connector>
        <draw:frame draw:style-name="gr10" draw:text-style-name="P9" draw:layer="layout" svg:width="0.79cm" svg:height="0.505cm" svg:x="6.123cm" svg:y="9.893cm">
          <draw:text-box>
            <text:p><text:span text:style-name="T3">yes</text:span></text:p>
          </draw:text-box>
        </draw:frame>
        <draw:custom-shape draw:style-name="gr5" draw:text-style-name="P1" xml:id="id20" draw:id="id20" draw:layer="layout" svg:width="2cm" svg:height="0.4cm" svg:x="11.313cm" svg:y="10.693cm">
          <text:p text:style-name="P1"><text:span text:style-name="T5">Disclosure</text:span></text:p>
          <draw:enhanced-geometry svg:viewBox="0 0 21600 21600" draw:mirror-horizontal="false" draw:mirror-vertical="false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onnector draw:style-name="gr8" draw:text-style-name="P8" draw:layer="layout" draw:type="line" svg:x1="7.313cm" svg:y1="10.893cm" svg:x2="11.313cm" svg:y2="10.893cm" draw:start-shape="id19" draw:start-glue-point="1" draw:end-shape="id20" draw:end-glue-point="5" svg:d="M7313 10893h4000" svg:viewBox="0 0 4001 1">
          <text:p/>
        </draw:connector>
        <draw:frame draw:style-name="gr9" draw:text-style-name="P9" draw:layer="layout" svg:width="0.781cm" svg:height="0.505cm" svg:x="7.113cm" svg:y="10.488cm">
          <draw:text-box>
            <text:p><text:span text:style-name="T3">full</text:span></text:p>
          </draw:text-box>
        </draw:frame>
        <draw:connector draw:style-name="gr8" draw:text-style-name="P8" xml:id="id44" draw:id="id44" draw:layer="layout" svg:x1="13.314cm" svg:y1="21.393cm" svg:x2="14.413cm" svg:y2="22.394cm" draw:start-shape="id21" draw:start-glue-point="7" draw:end-shape="id22" draw:end-glue-point="0" svg:d="M13314 21393h1099v1001" svg:viewBox="0 0 1100 1002">
          <text:p/>
        </draw:connector>
        <draw:custom-shape draw:style-name="gr4" draw:text-style-name="P5" xml:id="id23" draw:id="id23" draw:layer="layout" svg:width="2cm" svg:height="0.4cm" svg:x="5.313cm" svg:y="11.793cm">
          <draw:glue-point draw:id="4" svg:x="-5.05cm" svg:y="5cm"/>
          <draw:glue-point draw:id="5" svg:x="-5.05cm" svg:y="-5cm"/>
          <text:p text:style-name="P1"><text:span text:style-name="T3">Is it decision?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8" draw:text-style-name="P8" draw:layer="layout" draw:type="line" svg:x1="6.313cm" svg:y1="11.193cm" svg:x2="6.313cm" svg:y2="11.793cm" draw:start-shape="id19" draw:start-glue-point="2" draw:end-shape="id23" draw:end-glue-point="0" svg:d="M6313 11193v600" svg:viewBox="0 0 1 601">
          <text:p/>
        </draw:connector>
        <draw:frame draw:style-name="gr9" draw:text-style-name="P9" draw:layer="layout" svg:width="1.603cm" svg:height="0.505cm" svg:x="6.132cm" svg:y="11.088cm">
          <draw:text-box>
            <text:p><text:span text:style-name="T3">none, partial</text:span></text:p>
          </draw:text-box>
        </draw:frame>
        <draw:custom-shape draw:style-name="gr4" draw:text-style-name="P5" xml:id="id24" draw:id="id24" draw:layer="layout" svg:width="2cm" svg:height="0.6cm" svg:x="8.313cm" svg:y="11.693cm">
          <draw:glue-point draw:id="4" svg:x="-5.05cm" svg:y="5cm"/>
          <draw:glue-point draw:id="5" svg:x="-5.05cm" svg:y="-5cm"/>
          <text:p text:style-name="P1"><text:span text:style-name="T3">Refusal reasons</text:span><text:span text:style-name="T3"><text:line-break/></text:span><text:span text:style-name="T4">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8" draw:text-style-name="P8" draw:layer="layout" draw:type="line" svg:x1="7.313cm" svg:y1="11.993cm" svg:x2="8.313cm" svg:y2="11.993cm" draw:start-shape="id23" draw:start-glue-point="1" draw:end-shape="id24" draw:end-glue-point="3" svg:d="M7313 11993h1000" svg:viewBox="0 0 1001 1">
          <text:p/>
        </draw:connector>
        <draw:frame draw:style-name="gr10" draw:text-style-name="P9" draw:layer="layout" svg:width="0.79cm" svg:height="0.505cm" svg:x="7.123cm" svg:y="11.593cm">
          <draw:text-box>
            <text:p><text:span text:style-name="T3">yes</text:span></text:p>
          </draw:text-box>
        </draw:frame>
        <draw:custom-shape draw:style-name="gr5" draw:text-style-name="P1" xml:id="id25" draw:id="id25" draw:layer="layout" svg:width="2cm" svg:height="0.4cm" svg:x="11.313cm" svg:y="11.793cm">
          <text:p text:style-name="P1"><text:span text:style-name="T5">Refusal</text:span></text:p>
          <draw:enhanced-geometry svg:viewBox="0 0 21600 21600" draw:mirror-horizontal="false" draw:mirror-vertical="false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onnector draw:style-name="gr8" draw:text-style-name="P8" draw:layer="layout" draw:type="line" svg:x1="10.313cm" svg:y1="11.993cm" svg:x2="11.313cm" svg:y2="11.993cm" draw:start-shape="id24" draw:start-glue-point="1" draw:end-shape="id25" draw:end-glue-point="5" svg:d="M10313 11993h1000" svg:viewBox="0 0 1001 1">
          <text:p/>
        </draw:connector>
        <draw:custom-shape draw:style-name="gr4" draw:text-style-name="P5" xml:id="id26" draw:id="id26" draw:layer="layout" svg:width="2cm" svg:height="0.8cm" svg:x="5.313cm" svg:y="12.793cm">
          <text:p text:style-name="P1"><text:span text:style-name="T3">Can add</text:span><text:span text:style-name="T3"><text:line-break/></text:span><text:span text:style-name="T3">Advancemet?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8" draw:layer="layout" draw:type="line" svg:x1="6.313cm" svg:y1="12.193cm" svg:x2="6.313cm" svg:y2="12.793cm" draw:start-shape="id23" draw:start-glue-point="2" draw:end-shape="id26" draw:end-glue-point="4" svg:d="M6313 12193v600" svg:viewBox="0 0 1 601">
          <text:p/>
        </draw:connector>
        <draw:frame draw:style-name="gr9" draw:text-style-name="P9" draw:layer="layout" svg:width="0.739cm" svg:height="0.505cm" svg:x="6.113cm" svg:y="12.088cm">
          <draw:text-box>
            <text:p><text:span text:style-name="T3">no</text:span></text:p>
          </draw:text-box>
        </draw:frame>
        <draw:custom-shape draw:style-name="gr4" draw:text-style-name="P5" xml:id="id27" draw:id="id27" draw:layer="layout" svg:width="2cm" svg:height="0.8cm" svg:x="5.313cm" svg:y="14.193cm">
          <text:p text:style-name="P1"><text:span text:style-name="T3">Can add</text:span><text:span text:style-name="T3"><text:line-break/></text:span><text:span text:style-name="T3">Extension?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8" draw:layer="layout" draw:type="line" svg:x1="6.313cm" svg:y1="13.593cm" svg:x2="6.313cm" svg:y2="14.193cm" draw:start-shape="id26" draw:start-glue-point="8" draw:end-shape="id27" draw:end-glue-point="4" svg:d="M6313 13593v600" svg:viewBox="0 0 1 601">
          <text:p/>
        </draw:connector>
        <draw:frame draw:style-name="gr9" draw:text-style-name="P9" draw:layer="layout" svg:width="0.739cm" svg:height="0.505cm" svg:x="6.113cm" svg:y="13.488cm">
          <draw:text-box>
            <text:p><text:span text:style-name="T3">no</text:span></text:p>
          </draw:text-box>
        </draw:frame>
        <draw:custom-shape draw:style-name="gr4" draw:text-style-name="P5" xml:id="id28" draw:id="id28" draw:layer="layout" svg:width="2cm" svg:height="0.6cm" svg:x="8.313cm" svg:y="12.893cm">
          <draw:glue-point draw:id="4" svg:x="-5.05cm" svg:y="5cm"/>
          <draw:glue-point draw:id="5" svg:x="-5.05cm" svg:y="-5cm"/>
          <text:p text:style-name="P1"><text:span text:style-name="T3">Is it advancement?</text:span><text:span text:style-name="T3"><text:line-break/></text:span><text:span text:style-name="T4">AO</text:span><text:span text:style-name="T6"> <text:s/>if y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xml:id="id29" draw:id="id29" draw:layer="layout" svg:width="2cm" svg:height="0.4cm" svg:x="11.313cm" svg:y="12.993cm">
          <text:p text:style-name="P1"><text:span text:style-name="T5">Advancement</text:span></text:p>
          <draw:enhanced-geometry svg:viewBox="0 0 21600 21600" draw:mirror-horizontal="false" draw:mirror-vertical="false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onnector draw:style-name="gr8" draw:text-style-name="P8" draw:layer="layout" draw:type="line" svg:x1="10.313cm" svg:y1="13.193cm" svg:x2="11.313cm" svg:y2="13.193cm" draw:start-shape="id28" draw:start-glue-point="1" draw:end-shape="id29" draw:end-glue-point="5" svg:d="M10313 13193h1000" svg:viewBox="0 0 1001 1">
          <text:p/>
        </draw:connector>
        <draw:frame draw:style-name="gr10" draw:text-style-name="P9" draw:layer="layout" svg:width="0.79cm" svg:height="0.505cm" svg:x="10.113cm" svg:y="12.788cm">
          <draw:text-box>
            <text:p><text:span text:style-name="T3">yes</text:span></text:p>
          </draw:text-box>
        </draw:frame>
        <draw:connector draw:style-name="gr8" draw:text-style-name="P8" draw:layer="layout" draw:type="line" svg:x1="7.313cm" svg:y1="13.193cm" svg:x2="8.313cm" svg:y2="13.193cm" draw:start-shape="id26" draw:start-glue-point="10" draw:end-shape="id28" draw:end-glue-point="3" svg:d="M7313 13193h1000" svg:viewBox="0 0 1001 1">
          <text:p/>
        </draw:connector>
        <draw:frame draw:style-name="gr10" draw:text-style-name="P9" draw:layer="layout" svg:width="0.79cm" svg:height="0.505cm" svg:x="7.123cm" svg:y="12.788cm">
          <draw:text-box>
            <text:p><text:span text:style-name="T3">yes</text:span></text:p>
          </draw:text-box>
        </draw:frame>
        <draw:custom-shape draw:style-name="gr4" draw:text-style-name="P5" xml:id="id30" draw:id="id30" draw:layer="layout" svg:width="2cm" svg:height="0.6cm" svg:x="8.313cm" svg:y="14.293cm">
          <draw:glue-point draw:id="4" svg:x="-5.05cm" svg:y="5cm"/>
          <draw:glue-point draw:id="5" svg:x="-5.05cm" svg:y="-5cm"/>
          <text:p text:style-name="P1"><text:span text:style-name="T3">Is it extension?</text:span><text:span text:style-name="T3"><text:line-break/></text:span><text:span text:style-name="T4">EX</text:span><text:span text:style-name="T3"> <text:s/>if y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8" draw:text-style-name="P8" draw:layer="layout" draw:type="line" svg:x1="7.313cm" svg:y1="14.593cm" svg:x2="8.313cm" svg:y2="14.593cm" draw:start-shape="id27" draw:start-glue-point="10" draw:end-shape="id30" draw:end-glue-point="3" svg:d="M7313 14593h1000" svg:viewBox="0 0 1001 1">
          <text:p/>
        </draw:connector>
        <draw:custom-shape draw:style-name="gr5" draw:text-style-name="P1" xml:id="id31" draw:id="id31" draw:layer="layout" svg:width="2cm" svg:height="0.4cm" svg:x="11.313cm" svg:y="14.393cm">
          <text:p text:style-name="P1"><text:span text:style-name="T5">Extension</text:span></text:p>
          <draw:enhanced-geometry svg:viewBox="0 0 21600 21600" draw:mirror-horizontal="false" draw:mirror-vertical="false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onnector draw:style-name="gr8" draw:text-style-name="P8" draw:layer="layout" draw:type="line" svg:x1="10.313cm" svg:y1="14.593cm" svg:x2="11.313cm" svg:y2="14.593cm" draw:start-shape="id30" draw:start-glue-point="1" draw:end-shape="id31" draw:end-glue-point="5" svg:d="M10313 14593h1000" svg:viewBox="0 0 1001 1">
          <text:p/>
        </draw:connector>
        <draw:frame draw:style-name="gr10" draw:text-style-name="P9" draw:layer="layout" svg:width="0.79cm" svg:height="0.505cm" svg:x="7.123cm" svg:y="14.188cm">
          <draw:text-box>
            <text:p><text:span text:style-name="T3">yes</text:span></text:p>
          </draw:text-box>
        </draw:frame>
        <draw:frame draw:style-name="gr10" draw:text-style-name="P9" draw:layer="layout" svg:width="0.79cm" svg:height="0.505cm" svg:x="10.123cm" svg:y="14.188cm">
          <draw:text-box>
            <text:p><text:span text:style-name="T3">yes</text:span></text:p>
          </draw:text-box>
        </draw:frame>
        <draw:custom-shape draw:style-name="gr4" draw:text-style-name="P5" xml:id="id32" draw:id="id32" draw:layer="layout" svg:width="2cm" svg:height="0.6cm" svg:x="8.313cm" svg:y="15.493cm">
          <draw:glue-point draw:id="4" svg:x="-5.05cm" svg:y="5cm"/>
          <draw:glue-point draw:id="5" svg:x="-5.05cm" svg:y="-5cm"/>
          <text:p text:style-name="P1"><text:span text:style-name="T3">Disclosure reasons</text:span><text:span text:style-name="T3"><text:line-break/></text:span><text:span text:style-name="T4">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8" draw:text-style-name="P8" draw:layer="layout" draw:type="line" svg:x1="9.313cm" svg:y1="14.893cm" svg:x2="9.313cm" svg:y2="15.493cm" draw:start-shape="id30" draw:end-shape="id32" draw:end-glue-point="0" svg:d="M9313 14893v600" svg:viewBox="0 0 1 601">
          <text:p/>
        </draw:connector>
        <draw:frame draw:style-name="gr9" draw:text-style-name="P9" draw:layer="layout" svg:width="0.739cm" svg:height="0.505cm" svg:x="9.113cm" svg:y="14.788cm">
          <draw:text-box>
            <text:p><text:span text:style-name="T3">no</text:span></text:p>
          </draw:text-box>
        </draw:frame>
        <draw:custom-shape draw:style-name="gr5" draw:text-style-name="P1" xml:id="id33" draw:id="id33" draw:layer="layout" svg:width="2cm" svg:height="0.4cm" svg:x="11.313cm" svg:y="15.593cm">
          <text:p text:style-name="P1"><text:span text:style-name="T5">Disclosure</text:span></text:p>
          <draw:enhanced-geometry svg:viewBox="0 0 21600 21600" draw:mirror-horizontal="false" draw:mirror-vertical="false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onnector draw:style-name="gr8" draw:text-style-name="P8" draw:layer="layout" draw:type="line" svg:x1="10.313cm" svg:y1="15.793cm" svg:x2="11.313cm" svg:y2="15.793cm" draw:start-shape="id32" draw:start-glue-point="1" draw:end-shape="id33" draw:end-glue-point="5" svg:d="M10313 15793h1000" svg:viewBox="0 0 1001 1">
          <text:p/>
        </draw:connector>
        <draw:custom-shape draw:style-name="gr4" draw:text-style-name="P5" xml:id="id34" draw:id="id34" draw:layer="layout" svg:width="2cm" svg:height="0.4cm" svg:x="5.313cm" svg:y="18.993cm">
          <draw:glue-point draw:id="4" svg:x="-5.05cm" svg:y="5cm"/>
          <draw:glue-point draw:id="5" svg:x="-5.05cm" svg:y="-5cm"/>
          <text:p text:style-name="P1"><text:span text:style-name="T3">Is it appeal decision?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8" draw:text-style-name="P8" draw:layer="layout" draw:type="line" svg:x1="6.313cm" svg:y1="18.393cm" svg:x2="6.313cm" svg:y2="18.993cm" draw:start-shape="id16" draw:start-glue-point="8" draw:end-shape="id34" draw:end-glue-point="0" svg:d="M6313 18393v600" svg:viewBox="0 0 1 601">
          <text:p/>
        </draw:connector>
        <draw:frame draw:style-name="gr10" draw:text-style-name="P9" draw:layer="layout" svg:width="0.79cm" svg:height="0.505cm" svg:x="6.113cm" svg:y="18.288cm">
          <draw:text-box>
            <text:p><text:span text:style-name="T3">yes</text:span></text:p>
          </draw:text-box>
        </draw:frame>
        <draw:connector draw:style-name="gr8" draw:text-style-name="P8" draw:layer="layout" svg:x1="7.313cm" svg:y1="19.193cm" svg:x2="8.313cm" svg:y2="19.193cm" draw:start-shape="id34" draw:start-glue-point="1" draw:end-shape="id35" draw:end-glue-point="3" svg:d="M7313 19193h1000" svg:viewBox="0 0 1001 1">
          <text:p/>
        </draw:connector>
        <draw:connector draw:style-name="gr8" draw:text-style-name="P8" xml:id="id18" draw:id="id18" draw:layer="layout" svg:x1="7.313cm" svg:y1="17.993cm" svg:x2="9.313cm" svg:y2="18.793cm" draw:start-shape="id16" draw:start-glue-point="10" draw:end-shape="id35" draw:end-glue-point="0" svg:d="M7313 17993h2000v800" svg:viewBox="0 0 2001 801">
          <text:p/>
        </draw:connector>
        <draw:frame draw:style-name="gr9" draw:text-style-name="P9" draw:layer="layout" svg:width="0.739cm" svg:height="0.505cm" svg:x="4.774cm" svg:y="9.688cm">
          <draw:text-box>
            <text:p><text:span text:style-name="T3">no</text:span></text:p>
          </draw:text-box>
        </draw:frame>
        <draw:frame draw:style-name="gr9" draw:text-style-name="P9" draw:layer="layout" svg:width="0.739cm" svg:height="0.505cm" svg:x="7.113cm" svg:y="19.093cm">
          <draw:text-box>
            <text:p><text:span text:style-name="T3">no</text:span></text:p>
          </draw:text-box>
        </draw:frame>
        <draw:custom-shape draw:style-name="gr4" draw:text-style-name="P5" xml:id="id36" draw:id="id36" draw:layer="layout" svg:width="2cm" svg:height="0.6cm" svg:x="5.313cm" svg:y="19.993cm">
          <draw:glue-point draw:id="4" svg:x="-5.05cm" svg:y="5cm"/>
          <draw:glue-point draw:id="5" svg:x="-5.05cm" svg:y="-5cm"/>
          <text:p text:style-name="P1"><text:span text:style-name="T3">Contains appeal info?</text:span><text:span text:style-name="T3"><text:line-break/></text:span><text:span text:style-name="T4">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xml:id="id37" draw:id="id37" draw:layer="layout" svg:width="2cm" svg:height="0.4cm" svg:x="5.313cm" svg:y="21.193cm">
          <draw:glue-point draw:id="4" svg:x="-5.05cm" svg:y="5cm"/>
          <draw:glue-point draw:id="5" svg:x="-5.05cm" svg:y="-5cm"/>
          <text:p text:style-name="P1"><text:span text:style-name="T3">Was it accepted?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8" draw:text-style-name="P8" draw:layer="layout" draw:type="line" svg:x1="6.313cm" svg:y1="19.393cm" svg:x2="6.313cm" svg:y2="19.993cm" draw:start-shape="id34" draw:start-glue-point="2" draw:end-shape="id36" draw:end-glue-point="0" svg:d="M6313 19393v600" svg:viewBox="0 0 1 601">
          <text:p/>
        </draw:connector>
        <draw:connector draw:style-name="gr8" draw:text-style-name="P8" draw:layer="layout" draw:type="line" svg:x1="6.313cm" svg:y1="20.593cm" svg:x2="6.313cm" svg:y2="21.193cm" draw:start-shape="id36" draw:start-glue-point="2" draw:end-shape="id37" draw:end-glue-point="0" svg:d="M6313 20593v600" svg:viewBox="0 0 1 601">
          <text:p/>
        </draw:connector>
        <draw:frame draw:style-name="gr10" draw:text-style-name="P9" draw:layer="layout" svg:width="0.79cm" svg:height="0.505cm" svg:x="6.113cm" svg:y="19.288cm">
          <draw:text-box>
            <text:p><text:span text:style-name="T3">yes</text:span></text:p>
          </draw:text-box>
        </draw:frame>
        <draw:custom-shape draw:style-name="gr5" draw:text-style-name="P1" xml:id="id21" draw:id="id21" draw:layer="layout" svg:width="2cm" svg:height="0.4cm" svg:x="11.314cm" svg:y="21.193cm">
          <text:p text:style-name="P1"><text:span text:style-name="T5">Affirmation</text:span></text:p>
          <draw:enhanced-geometry svg:viewBox="0 0 21600 21600" draw:mirror-horizontal="false" draw:mirror-vertical="false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onnector draw:style-name="gr8" draw:text-style-name="P8" draw:layer="layout" draw:type="line" svg:x1="7.313cm" svg:y1="21.393cm" svg:x2="11.314cm" svg:y2="21.393cm" draw:start-shape="id37" draw:start-glue-point="1" draw:end-shape="id21" draw:end-glue-point="5" svg:d="M7313 21393h4001" svg:viewBox="0 0 4002 1">
          <text:p/>
        </draw:connector>
        <draw:frame draw:style-name="gr10" draw:text-style-name="P9" draw:layer="layout" svg:width="0.739cm" svg:height="0.505cm" svg:x="7.113cm" svg:y="20.993cm">
          <draw:text-box>
            <text:p><text:span text:style-name="T3">no</text:span></text:p>
          </draw:text-box>
        </draw:frame>
        <draw:custom-shape draw:style-name="gr4" draw:text-style-name="P5" xml:id="id38" draw:id="id38" draw:layer="layout" svg:width="2cm" svg:height="0.4cm" svg:x="5.313cm" svg:y="22.193cm">
          <draw:glue-point draw:id="4" svg:x="-5.05cm" svg:y="5cm"/>
          <draw:glue-point draw:id="5" svg:x="-5.05cm" svg:y="-5cm"/>
          <text:p text:style-name="P1"><text:span text:style-name="T3">Was it returned?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8" draw:text-style-name="P8" draw:layer="layout" draw:type="line" svg:x1="6.313cm" svg:y1="21.593cm" svg:x2="6.313cm" svg:y2="22.193cm" draw:start-shape="id37" draw:start-glue-point="2" draw:end-shape="id38" draw:end-glue-point="0" svg:d="M6313 21593v600" svg:viewBox="0 0 1 601">
          <text:p/>
        </draw:connector>
        <draw:frame draw:style-name="gr10" draw:text-style-name="P9" draw:layer="layout" svg:width="1.425cm" svg:height="0.505cm" svg:x="6.123cm" svg:y="21.488cm">
          <draw:text-box>
            <text:p><text:span text:style-name="T3">yes, partial</text:span></text:p>
          </draw:text-box>
        </draw:frame>
        <draw:custom-shape draw:style-name="gr5" draw:text-style-name="P1" xml:id="id13" draw:id="id13" draw:layer="layout" svg:width="2cm" svg:height="0.4cm" svg:x="11.315cm" svg:y="22.194cm">
          <text:p text:style-name="P1"><text:span text:style-name="T5">Remandment</text:span></text:p>
          <draw:enhanced-geometry svg:viewBox="0 0 21600 21600" draw:mirror-horizontal="false" draw:mirror-vertical="false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onnector draw:style-name="gr8" draw:text-style-name="P8" draw:layer="layout" draw:type="line" svg:x1="7.313cm" svg:y1="22.393cm" svg:x2="11.315cm" svg:y2="22.394cm" draw:start-shape="id38" draw:start-glue-point="1" draw:end-shape="id13" draw:end-glue-point="5" svg:d="M7313 22393l4002 1" svg:viewBox="0 0 4003 2">
          <text:p/>
        </draw:connector>
        <draw:frame draw:style-name="gr10" draw:text-style-name="P9" draw:layer="layout" svg:width="0.79cm" svg:height="0.505cm" svg:x="7.123cm" svg:y="21.993cm">
          <draw:text-box>
            <text:p><text:span text:style-name="T3">yes</text:span></text:p>
          </draw:text-box>
        </draw:frame>
        <draw:custom-shape draw:style-name="gr4" draw:text-style-name="P5" xml:id="id39" draw:id="id39" draw:layer="layout" svg:width="1.2cm" svg:height="0.6cm" svg:x="5.713cm" svg:y="23.193cm">
          <text:p text:style-name="P1"><text:span text:style-name="T3">L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8" draw:layer="layout" draw:type="line" svg:x1="6.313cm" svg:y1="22.593cm" svg:x2="6.313cm" svg:y2="23.193cm" draw:start-shape="id38" draw:start-glue-point="2" draw:end-shape="id39" draw:end-glue-point="4" svg:d="M6313 22593v600" svg:viewBox="0 0 1 601">
          <text:p/>
        </draw:connector>
        <draw:frame draw:style-name="gr10" draw:text-style-name="P9" draw:layer="layout" svg:width="0.739cm" svg:height="0.505cm" svg:x="6.113cm" svg:y="22.488cm">
          <draw:text-box>
            <text:p><text:span text:style-name="T3">no</text:span></text:p>
          </draw:text-box>
        </draw:frame>
        <draw:custom-shape draw:style-name="gr4" draw:text-style-name="P5" xml:id="id40" draw:id="id40" draw:layer="layout" svg:width="2cm" svg:height="0.6cm" svg:x="8.313cm" svg:y="23.193cm">
          <draw:glue-point draw:id="4" svg:x="-5.05cm" svg:y="5cm"/>
          <draw:glue-point draw:id="5" svg:x="-5.05cm" svg:y="-5cm"/>
          <text:p text:style-name="P1"><text:span text:style-name="T3">Reversion reasons</text:span><text:span text:style-name="T3"><text:line-break/></text:span><text:span text:style-name="T4">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8" draw:text-style-name="P8" draw:layer="layout" draw:type="line" svg:x1="6.913cm" svg:y1="23.493cm" svg:x2="8.313cm" svg:y2="23.493cm" draw:start-shape="id39" draw:start-glue-point="10" draw:end-shape="id40" draw:end-glue-point="3" svg:d="M6913 23493h1400" svg:viewBox="0 0 1401 1">
          <text:p/>
        </draw:connector>
        <draw:frame draw:style-name="gr10" draw:text-style-name="P9" draw:layer="layout" svg:width="1.061cm" svg:height="0.505cm" svg:x="6.713cm" svg:y="23.088cm">
          <draw:text-box>
            <text:p><text:span text:style-name="T3">partial</text:span></text:p>
          </draw:text-box>
        </draw:frame>
        <draw:custom-shape draw:style-name="gr5" draw:text-style-name="P1" xml:id="id9" draw:id="id9" draw:layer="layout" svg:width="2cm" svg:height="0.4cm" svg:x="11.313cm" svg:y="23.992cm">
          <text:p text:style-name="P1"><text:span text:style-name="T5">Reversion</text:span></text:p>
          <draw:enhanced-geometry svg:viewBox="0 0 21600 21600" draw:mirror-horizontal="false" draw:mirror-vertical="false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onnector draw:style-name="gr12" draw:text-style-name="P8" xml:id="id43" draw:id="id43" draw:layer="layout" svg:x1="9.313cm" svg:y1="23.793cm" svg:x2="11.313cm" svg:y2="24.192cm" draw:start-shape="id40" draw:start-glue-point="2" draw:end-shape="id9" draw:end-glue-point="5" svg:d="M9313 23793v399h2000" svg:viewBox="0 0 2001 400">
          <text:p/>
        </draw:connector>
        <draw:frame draw:style-name="gr10" draw:text-style-name="P9" draw:layer="layout" svg:width="0.781cm" svg:height="0.505cm" svg:x="6.613cm" svg:y="23.788cm">
          <draw:text-box>
            <text:p><text:span text:style-name="T3">full</text:span></text:p>
          </draw:text-box>
        </draw:frame>
        <draw:custom-shape draw:style-name="gr4" draw:text-style-name="P5" xml:id="id41" draw:id="id41" draw:layer="layout" svg:width="2cm" svg:height="0.6cm" svg:x="5.313cm" svg:y="24.793cm">
          <draw:glue-point draw:id="4" svg:x="-5.05cm" svg:y="5cm"/>
          <draw:glue-point draw:id="5" svg:x="-5.05cm" svg:y="-5cm"/>
          <text:p text:style-name="P1"><text:span text:style-name="T3">Invalid Reversion</text:span><text:span text:style-name="T3"><text:line-break/></text:span><text:span text:style-name="T4">Help ticke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8" draw:text-style-name="P8" draw:layer="layout" draw:type="line" svg:x1="6.313cm" svg:y1="23.793cm" svg:x2="6.313cm" svg:y2="24.793cm" draw:start-shape="id39" draw:start-glue-point="8" draw:end-shape="id41" draw:end-glue-point="0" svg:d="M6313 23793v1000" svg:viewBox="0 0 1 1001">
          <text:p/>
        </draw:connector>
        <draw:frame draw:style-name="gr10" draw:text-style-name="P9" draw:layer="layout" svg:width="0.968cm" svg:height="0.505cm" svg:x="5.513cm" svg:y="23.688cm">
          <draw:text-box>
            <text:p><text:span text:style-name="T3">none</text:span></text:p>
          </draw:text-box>
        </draw:frame>
        <draw:custom-shape draw:style-name="gr5" draw:text-style-name="P1" xml:id="id42" draw:id="id42" draw:layer="layout" svg:width="2cm" svg:height="0.4cm" svg:x="8.313cm" svg:y="24.893cm">
          <text:p text:style-name="P1"><text:span text:style-name="T5">Help</text:span></text:p>
          <draw:enhanced-geometry svg:viewBox="0 0 21600 21600" draw:mirror-horizontal="false" draw:mirror-vertical="false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onnector draw:style-name="gr8" draw:text-style-name="P8" draw:layer="layout" draw:type="line" svg:x1="7.313cm" svg:y1="25.093cm" svg:x2="8.313cm" svg:y2="25.093cm" draw:start-shape="id41" draw:start-glue-point="1" draw:end-shape="id42" draw:end-glue-point="5" svg:d="M7313 25093h1000" svg:viewBox="0 0 1001 1">
          <text:p/>
        </draw:connector>
        <draw:connector draw:style-name="gr12" draw:text-style-name="P8" draw:layer="layout" svg:x1="6.738cm" svg:y1="23.705cm" svg:x2="9.313cm" svg:y2="24.192cm" draw:start-shape="id39" draw:start-glue-point="9" draw:end-shape="id43" draw:end-glue-point="0" svg:d="M6738 23705v487h2575" svg:viewBox="0 0 2576 488">
          <text:p/>
        </draw:connector>
        <draw:frame draw:style-name="gr9" draw:text-style-name="P9" draw:layer="layout" svg:width="0.739cm" svg:height="0.505cm" svg:x="7.074cm" svg:y="17.893cm">
          <draw:text-box>
            <text:p><text:span text:style-name="T3">no</text:span></text:p>
          </draw:text-box>
        </draw:frame>
        <draw:connector draw:style-name="gr8" draw:text-style-name="P8" xml:id="id45" draw:id="id45" draw:layer="layout" svg:x1="13.313cm" svg:y1="15.793cm" svg:x2="14.413cm" svg:y2="21.393cm" draw:start-shape="id33" draw:start-glue-point="7" draw:end-shape="id44" draw:end-glue-point="0" svg:d="M13313 15793h1100v5600" svg:viewBox="0 0 1101 5601">
          <text:p/>
        </draw:connector>
        <draw:connector draw:style-name="gr8" draw:text-style-name="P8" xml:id="id46" draw:id="id46" draw:layer="layout" svg:x1="13.313cm" svg:y1="14.593cm" svg:x2="14.413cm" svg:y2="15.793cm" draw:start-shape="id31" draw:start-glue-point="7" draw:end-shape="id45" draw:end-glue-point="0" svg:d="M13313 14593h1100v1200" svg:viewBox="0 0 1101 1201">
          <text:p/>
        </draw:connector>
        <draw:connector draw:style-name="gr8" draw:text-style-name="P8" xml:id="id47" draw:id="id47" draw:layer="layout" svg:x1="13.313cm" svg:y1="13.193cm" svg:x2="14.413cm" svg:y2="14.593cm" draw:start-shape="id29" draw:start-glue-point="7" draw:end-shape="id46" draw:end-glue-point="0" svg:d="M13313 13193h1100v1400" svg:viewBox="0 0 1101 1401">
          <text:p/>
        </draw:connector>
        <draw:connector draw:style-name="gr8" draw:text-style-name="P8" xml:id="id48" draw:id="id48" draw:layer="layout" svg:x1="13.313cm" svg:y1="11.993cm" svg:x2="14.413cm" svg:y2="13.193cm" draw:start-shape="id25" draw:start-glue-point="7" draw:end-shape="id47" draw:end-glue-point="0" svg:d="M13313 11993h1100v1200" svg:viewBox="0 0 1101 1201">
          <text:p/>
        </draw:connector>
        <draw:connector draw:style-name="gr8" draw:text-style-name="P8" xml:id="id49" draw:id="id49" draw:layer="layout" svg:x1="13.313cm" svg:y1="10.893cm" svg:x2="14.413cm" svg:y2="11.993cm" draw:start-shape="id20" draw:start-glue-point="7" draw:end-shape="id48" draw:end-glue-point="0" svg:d="M13313 10893h1100v1100" svg:viewBox="0 0 1101 1101">
          <text:p/>
        </draw:connector>
        <draw:connector draw:style-name="gr8" draw:text-style-name="P8" xml:id="id50" draw:id="id50" draw:layer="layout" svg:x1="13.313cm" svg:y1="7.193cm" svg:x2="14.413cm" svg:y2="10.893cm" draw:start-shape="id12" draw:start-glue-point="7" draw:end-shape="id49" draw:end-glue-point="0" svg:d="M13313 7193h1100v3700" svg:viewBox="0 0 1101 3701">
          <text:p/>
        </draw:connector>
        <draw:connector draw:style-name="gr8" draw:text-style-name="P8" draw:layer="layout" svg:x1="13.313cm" svg:y1="5.793cm" svg:x2="14.413cm" svg:y2="7.193cm" draw:start-shape="id8" draw:start-glue-point="7" draw:end-shape="id50" draw:end-glue-point="0" svg:d="M13313 5793h1100v1400" svg:viewBox="0 0 1101 1401">
          <text:p/>
        </draw:connector>
        <draw:custom-shape draw:style-name="gr5" draw:text-style-name="P1" xml:id="id52" draw:id="id52" draw:layer="layout" svg:width="2cm" svg:height="0.4cm" svg:x="11.313cm" svg:y="18.593cm">
          <text:p text:style-name="P1"><text:span text:style-name="T5">Skip</text:span></text:p>
          <draw:enhanced-geometry svg:viewBox="0 0 21600 21600" draw:mirror-horizontal="false" draw:mirror-vertical="false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5" draw:text-style-name="P1" xml:id="id51" draw:id="id51" draw:layer="layout" svg:width="2cm" svg:height="0.4cm" svg:x="11.313cm" svg:y="19.393cm">
          <text:p text:style-name="P1"><text:span text:style-name="T5">Help</text:span></text:p>
          <draw:enhanced-geometry svg:viewBox="0 0 21600 21600" draw:mirror-horizontal="false" draw:mirror-vertical="false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onnector draw:style-name="gr8" draw:text-style-name="P8" draw:layer="layout" draw:type="line" svg:x1="10.313cm" svg:y1="19.393cm" svg:x2="11.313cm" svg:y2="19.593cm" draw:start-shape="id35" draw:start-glue-point="4" draw:end-shape="id51" draw:end-glue-point="5" svg:d="M10313 19393l1000 200" svg:viewBox="0 0 1001 201">
          <text:p/>
        </draw:connector>
        <draw:connector draw:style-name="gr8" draw:text-style-name="P8" draw:layer="layout" draw:type="line" svg:x1="10.313cm" svg:y1="18.993cm" svg:x2="11.313cm" svg:y2="18.793cm" draw:start-shape="id35" draw:start-glue-point="5" draw:end-shape="id52" draw:end-glue-point="5" svg:d="M10313 18993l1000-200" svg:viewBox="0 0 1001 201">
          <text:p/>
        </draw:connector>
        <draw:frame draw:style-name="gr13" draw:text-style-name="P9" draw:layer="layout" svg:width="1.497cm" svg:height="0.505cm" svg:x="9.813cm" svg:y="19.493cm">
          <draw:text-box>
            <text:p><text:span text:style-name="T3">wish help</text:span></text:p>
          </draw:text-box>
        </draw:frame>
        <draw:frame draw:style-name="gr13" draw:text-style-name="P9" draw:layer="layout" svg:width="1.423cm" svg:height="0.505cm" svg:x="9.79cm" svg:y="18.393cm">
          <draw:text-box>
            <text:p><text:span text:style-name="T3">off topic</text:span></text:p>
          </draw:text-box>
        </draw:frame>
        <draw:connector draw:style-name="gr8" draw:text-style-name="P8" draw:layer="layout" svg:x1="6.313cm" svg:y1="14.993cm" svg:x2="8.313cm" svg:y2="15.793cm" draw:start-shape="id27" draw:start-glue-point="8" draw:end-shape="id32" draw:end-glue-point="3" svg:d="M6313 14993v800h2000" svg:viewBox="0 0 2001 801">
          <text:p/>
        </draw:connector>
        <draw:frame draw:style-name="gr9" draw:text-style-name="P9" draw:layer="layout" svg:width="0.739cm" svg:height="0.505cm" svg:x="6.13cm" svg:y="14.866cm">
          <draw:text-box>
            <text:p><text:span text:style-name="T3">no</text:span></text:p>
          </draw:text-box>
        </draw:frame>
        <draw:connector draw:style-name="gr8" draw:text-style-name="P8" draw:layer="layout" draw:type="line" svg:x1="9.313cm" svg:y1="13.493cm" svg:x2="7.02cm" svg:y2="14.31cm" draw:start-shape="id28" draw:start-glue-point="2" draw:end-shape="id27" draw:end-glue-point="11" svg:d="M9313 13493l-2293 817" svg:viewBox="0 0 2294 818">
          <text:p/>
        </draw:connector>
        <draw:frame draw:style-name="gr9" draw:text-style-name="P9" draw:layer="layout" svg:width="0.739cm" svg:height="0.505cm" svg:x="9cm" svg:y="13.395cm">
          <draw:text-box>
            <text:p><text:span text:style-name="T3">no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pitch="variable"/>
    <style:font-face style:name="Myriad Pro" svg:font-family="'Myriad Pr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zxx" fo:country="non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color="#000000" draw:fill="none" draw:fill-gradient-name="Gradient_20_2" draw:fill-hatch-name="Hatching_20_1" draw:fill-image-name="Bitmape_20_1" draw:textarea-horizontal-align="right" draw:textarea-vertical-align="botto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6cm" fo:margin-bottom="0.6cm" fo:margin-left="0.6cm" fo:margin-right="0.6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8-14T10:00:58.745729601</meta:creation-date>
    <dc:date>2015-11-28T17:36:57.072934935</dc:date>
    <meta:editing-duration>PT5H32M37S</meta:editing-duration>
    <meta:editing-cycles>173</meta:editing-cycles>
    <meta:generator>LibreOffice/4.2.8.2$Linux_X86_64 LibreOffice_project/420m0$Build-2</meta:generator>
    <meta:document-statistic meta:object-count="148"/>
  </office:meta>
</office:document-meta>
</file>